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inherit" svg:font-family="inherit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B" style:family="table-column">
      <style:table-column-properties style:column-width="12.751cm" style:rel-column-width="49149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B" style:family="table-column">
      <style:table-column-properties style:column-width="12.751cm" style:rel-column-width="49149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B" style:family="table-column">
      <style:table-column-properties style:column-width="12.751cm" style:rel-column-width="49149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3*"/>
    </style:style>
    <style:style style:name="Tabla4.B" style:family="table-column">
      <style:table-column-properties style:column-width="12.751cm" style:rel-column-width="49149*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3*"/>
    </style:style>
    <style:style style:name="Tabla5.B" style:family="table-column">
      <style:table-column-properties style:column-width="12.751cm" style:rel-column-width="49149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break-before="page"/>
      <style:text-properties officeooo:paragraph-rsid="002055ca"/>
    </style:style>
    <style:style style:name="P2" style:family="paragraph" style:parent-style-name="Heading_20_1">
      <style:paragraph-properties fo:break-before="page"/>
      <style:text-properties officeooo:paragraph-rsid="00223830"/>
    </style:style>
    <style:style style:name="P3" style:family="paragraph" style:parent-style-name="Heading_20_1">
      <style:text-properties officeooo:paragraph-rsid="00223830"/>
    </style:style>
    <style:style style:name="P4" style:family="paragraph" style:parent-style-name="Standard">
      <style:paragraph-properties fo:text-align="center" style:justify-single-word="false"/>
      <style:text-properties fo:color="#ce181e" fo:font-size="66pt" officeooo:rsid="001e86a8" officeooo:paragraph-rsid="001e86a8" style:font-size-asian="66pt" style:font-size-complex="66pt"/>
    </style:style>
    <style:style style:name="P5" style:family="paragraph" style:parent-style-name="Standard">
      <style:paragraph-properties fo:text-align="center" style:justify-single-word="false"/>
      <style:text-properties fo:color="#ce181e" fo:font-size="12pt" officeooo:rsid="001e86a8" officeooo:paragraph-rsid="001e86a8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66pt" officeooo:rsid="001e86a8" officeooo:paragraph-rsid="001e86a8" style:font-size-asian="66pt" style:font-size-complex="66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officeooo:rsid="001e86a8" officeooo:paragraph-rsid="001e86a8" style:font-size-asian="10.5pt" style:font-size-complex="12pt"/>
    </style:style>
    <style:style style:name="P8" style:family="paragraph" style:parent-style-name="Text_20_body">
      <style:text-properties officeooo:paragraph-rsid="002055ca"/>
    </style:style>
    <style:style style:name="P9" style:family="paragraph" style:parent-style-name="Text_20_body">
      <style:text-properties style:font-name="Arial" fo:font-size="12pt" fo:font-weight="normal" officeooo:paragraph-rsid="002055ca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fo:font-weight="normal" officeooo:paragraph-rsid="00223830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21202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Header">
      <style:text-properties officeooo:rsid="001e86a8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3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830" officeooo:paragraph-rsid="00223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055ca"/>
    </style:style>
    <style:style style:name="T2" style:family="text">
      <style:text-properties fo:font-variant="normal" fo:text-transform="none" fo:color="#212020" style:font-name="Roboto" fo:font-size="12.75pt" fo:letter-spacing="normal" fo:font-style="normal"/>
    </style:style>
    <style:style style:name="T3" style:family="text">
      <style:text-properties fo:font-variant="normal" fo:text-transform="none" fo:color="#212020" style:font-name="Roboto" fo:font-size="12.75pt" fo:letter-spacing="normal" fo:font-style="normal" fo:font-weight="normal"/>
    </style:style>
    <style:style style:name="T4" style:family="text">
      <style:text-properties fo:font-variant="normal" fo:text-transform="none" fo:color="#212020" style:font-name="Roboto" fo:font-size="12.7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12020" style:font-name="Roboto" fo:font-size="12.7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12020" style:font-name="Roboto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12020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12020" style:font-name="inherit" fo:font-size="12.7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212020" style:font-name="inherit" fo:font-size="12.75pt" fo:letter-spacing="normal" fo:font-style="normal" fo:font-weight="bold" style:font-weight-asian="bold" style:font-weight-complex="bold" loext:padding="0cm" loext:border="none"/>
    </style:style>
    <style:style style:name="T10" style:family="text">
      <style:text-properties fo:font-variant="normal" fo:text-transform="none" fo:color="#212020" style:font-name="inherit" fo:font-size="12.75pt" fo:letter-spacing="normal" fo:font-style="normal" loext:padding="0cm" loext:border="none"/>
    </style:style>
    <style:style style:name="T11" style:family="text">
      <style:text-properties fo:font-variant="normal" fo:text-transform="none" fo:color="#212020" style:font-name="inherit" fo:font-size="12.75pt" fo:letter-spacing="normal" fo:font-style="normal" fo:font-weight="normal" style:font-weight-asian="normal" style:font-weight-complex="normal" loext:padding="0cm" loext:border="none"/>
    </style:style>
    <style:style style:name="T12" style:family="text">
      <style:text-properties fo:font-variant="normal" fo:text-transform="none" fo:color="#212020" style:font-name="inherit" fo:letter-spacing="normal" fo:font-style="normal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fo:color="#212020" style:font-name="inherit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212020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12020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212020" style:font-name="Linux Biolinum G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12020" style:font-name="Linux Biolinum G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21202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12020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212020" style:font-name="Arial" fo:font-size="12pt" fo:letter-spacing="normal" fo:font-style="normal" fo:font-weight="normal" officeooo:rsid="0022383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65bee0" style:text-line-through-style="none" style:text-line-through-type="none" style:font-name="inherit" fo:font-size="12.75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fo:font-variant="normal" fo:text-transform="none" fo:color="#65bee0" style:text-line-through-style="none" style:text-line-through-type="none" style:font-name="inherit" fo:font-size="12.75pt" fo:letter-spacing="normal" fo:font-style="normal" style:text-underline-style="none" fo:font-weight="normal" style:text-blinking="false" style:font-weight-asian="normal" style:font-weight-complex="normal" loext:padding="0cm" loext:border="none"/>
    </style:style>
    <style:style style:name="T23" style:family="text">
      <style:text-properties fo:font-variant="normal" fo:text-transform="none" fo:color="#65bee0" style:text-line-through-style="none" style:text-line-through-type="none" style:font-name="inherit" fo:font-size="12.75pt" fo:letter-spacing="normal" fo:font-style="normal" style:text-underline-style="none" style:text-blinking="false" loext:padding="0cm" loext:border="none"/>
    </style:style>
    <style:style style:name="T24" style:family="text">
      <style:text-properties fo:font-variant="normal" fo:text-transform="none" fo:color="#65bee0" style:text-line-through-style="none" style:text-line-through-type="none" style:font-name="inherit" fo:font-size="12.7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25" style:family="text">
      <style:text-properties fo:font-variant="normal" fo:text-transform="none" fo:color="#65bee0" style:text-line-through-style="none" style:text-line-through-type="none" style:font-name="inherit" fo:letter-spacing="normal" fo:font-style="normal" style:text-underline-style="none" fo:font-weight="normal" style:text-blinking="false" style:font-weight-asian="normal" style:font-weight-complex="normal" loext:padding="0cm" loext:border="none"/>
    </style:style>
    <style:style style:name="T26" style:family="text">
      <style:text-properties fo:font-variant="normal" fo:text-transform="none" fo:color="#65bee0" style:text-line-through-style="none" style:text-line-through-type="none" style:font-name="inherit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65bee0" style:text-line-through-style="none" style:text-line-through-type="none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28" style:family="text">
      <style:text-properties fo:font-variant="normal" fo:text-transform="none" fo:color="#65bee0" style:text-line-through-style="none" style:text-line-through-type="none" style:font-name="Linux Biolinum G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65bee0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3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22e040"/>
    </style:style>
    <style:style style:name="T33" style:family="text">
      <style:text-properties officeooo:rsid="0022e04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ESPLIEGUE</text:p>
      <text:p text:style-name="P4">DE APLICACIONES WEB</text:p>
      <text:p text:style-name="P4"/>
      <text:p text:style-name="P6"/>
      <text:p text:style-name="Standard"/>
      <text:p text:style-name="Standard"/>
      <text:p text:style-name="Standard"/>
      <text:p text:style-name="Standard"/>
      <text:p text:style-name="P5"/>
      <text:p text:style-name="P7"/>
      <text:p text:style-name="P7"/>
      <text:p text:style-name="P7"/>
      <text:p text:style-name="P7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7"><text:a xlink:type="simple" xlink:href="#__RefHeading___Toc178_2194932370" text:style-name="Index_20_Link" text:visited-style-name="Index_20_Link">Raiola Networks<text:tab/>3</text:a></text:p>
          <text:p text:style-name="P17"><text:a xlink:type="simple" xlink:href="#__RefHeading___Toc180_2194932370" text:style-name="Index_20_Link" text:visited-style-name="Index_20_Link">Hostalía<text:tab/>4</text:a></text:p>
          <text:p text:style-name="P17"><text:a xlink:type="simple" xlink:href="#__RefHeading___Toc182_2194932370" text:style-name="Index_20_Link" text:visited-style-name="Index_20_Link">Hostinet<text:tab/>5</text:a></text:p>
          <text:p text:style-name="P17"><text:a xlink:type="simple" xlink:href="#__RefHeading___Toc184_2194932370" text:style-name="Index_20_Link" text:visited-style-name="Index_20_Link">GoDaddy<text:tab/>6</text:a></text:p>
          <text:p text:style-name="P17"><text:a xlink:type="simple" xlink:href="#__RefHeading___Toc186_2194932370" text:style-name="Index_20_Link" text:visited-style-name="Index_20_Link">Host Europe<text:tab/>7</text:a></text:p>
        </text:index-body>
      </text:table-of-content>
      <text:p text:style-name="P7"/>
      <text:h text:style-name="P1" text:outline-level="1"><text:bookmark-start text:name="__RefHeading___Toc178_2194932370"/><text:span text:style-name="T1">Raiola Networks</text:span><text:bookmark-end text:name="__RefHeading___Toc178_2194932370"/></text:h>
      <text:p text:style-name="P8"/>
      <text:p text:style-name="P8"><text:span text:style-name="T18">En España </text:span><text:span text:style-name="T20">Hostalia </text:span><text:span text:style-name="T18">es </text:span><text:span text:style-name="Strong_20_Emphasis"><text:span text:style-name="T19">uno de los alojamientos web más populares</text:span></text:span><text:span text:style-name="T18">, con oficinas en Vizcaya y Madrid. Hospedan (casi) 100.000 nombres de dominio y dan servicio a más de 25.000 clientes.</text:span></text:p>
      <text:p text:style-name="P11">Destaca que sus servidores están en España (en Alcobendas) y que ofrecen soporte las 24 horas.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PRECIO</text:p>
          </table:table-cell>
          <table:table-cell table:style-name="Tabla1.B1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6">ESPACIO DISPONIBLE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6"><text:span text:style-name="T33">TRÁFICO</text:span> SOPORTADO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</table:table>
      <text:p text:style-name="P9"/>
      <text:h text:style-name="P1" text:outline-level="1"><text:bookmark-start text:name="__RefHeading___Toc180_2194932370"/><text:span text:style-name="T1">Hostalía</text:span><text:bookmark-end text:name="__RefHeading___Toc180_2194932370"/></text:h>
      <text:p text:style-name="P8"/>
      <text:p text:style-name="P8"/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/>
          </table:table-cell>
          <table:table-cell table:style-name="Tabla2.B1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B2" office:value-type="string">
            <text:p text:style-name="P15"/>
          </table:table-cell>
        </table:table-row>
      </table:table>
      <text:p text:style-name="P10"/>
      <text:h text:style-name="P1" text:outline-level="1"><text:bookmark-start text:name="__RefHeading___Toc182_2194932370"/><text:span text:style-name="T1">Hostinet</text:span><text:bookmark-end text:name="__RefHeading___Toc182_2194932370"/></text:h>
      <text:p text:style-name="P8"/>
      <text:p text:style-name="P8"/>
      <text:p text:style-name="P8"/>
      <text:p text:style-name="P1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/>
          </table:table-cell>
          <table:table-cell table:style-name="Tabla3.B1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B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B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B2" office:value-type="string">
            <text:p text:style-name="P15"/>
          </table:table-cell>
        </table:table-row>
        <table:table-row>
          <table:table-cell table:style-name="Tabla3.A2" office:value-type="string">
            <text:p text:style-name="P15"/>
          </table:table-cell>
          <table:table-cell table:style-name="Tabla3.B2" office:value-type="string">
            <text:p text:style-name="P15"/>
          </table:table-cell>
        </table:table-row>
      </table:table>
      <text:p text:style-name="P10"/>
      <text:h text:style-name="P1" text:outline-level="1"><text:bookmark-start text:name="__RefHeading___Toc184_2194932370"/><text:span text:style-name="T1">GoDaddy</text:span><text:bookmark-end text:name="__RefHeading___Toc184_2194932370"/></text:h>
      <text:p text:style-name="P8"><text:span text:style-name="T30"/></text:p>
      <text:p text:style-name="P10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/>
          </table:table-cell>
          <table:table-cell table:style-name="Tabla4.B1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5"/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5"/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5"/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5"/>
          </table:table-cell>
          <table:table-cell table:style-name="Tabla4.B2" office:value-type="string">
            <text:p text:style-name="P15"/>
          </table:table-cell>
        </table:table-row>
      </table:table>
      <text:p text:style-name="P10"><text:span text:style-name="T30"/></text:p>
      <text:h text:style-name="P2" text:outline-level="1"><text:bookmark-start text:name="__RefHeading___Toc186_2194932370"/><text:span text:style-name="T1">Host Europe</text:span><text:bookmark-end text:name="__RefHeading___Toc186_2194932370"/></text:h>
      <text:h text:style-name="P3" text:outline-level="1"/>
      <text:h text:style-name="P3" text:outline-level="1"/>
      <text:p text:style-name="P10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/>
          </table:table-cell>
          <table:table-cell table:style-name="Tabla5.B1" office:value-type="string">
            <text:p text:style-name="P15"/>
          </table:table-cell>
        </table:table-row>
        <table:table-row>
          <table:table-cell table:style-name="Tabla5.A2" office:value-type="string">
            <text:p text:style-name="P15"/>
          </table:table-cell>
          <table:table-cell table:style-name="Tabla5.B2" office:value-type="string">
            <text:p text:style-name="P15"/>
          </table:table-cell>
        </table:table-row>
        <table:table-row>
          <table:table-cell table:style-name="Tabla5.A2" office:value-type="string">
            <text:p text:style-name="P15"/>
          </table:table-cell>
          <table:table-cell table:style-name="Tabla5.B2" office:value-type="string">
            <text:p text:style-name="P15"/>
          </table:table-cell>
        </table:table-row>
        <table:table-row>
          <table:table-cell table:style-name="Tabla5.A2" office:value-type="string">
            <text:p text:style-name="P15"/>
          </table:table-cell>
          <table:table-cell table:style-name="Tabla5.B2" office:value-type="string">
            <text:p text:style-name="P15"/>
          </table:table-cell>
        </table:table-row>
        <table:table-row>
          <table:table-cell table:style-name="Tabla5.A2" office:value-type="string">
            <text:p text:style-name="P15"/>
          </table:table-cell>
          <table:table-cell table:style-name="Tabla5.B2" office:value-type="string">
            <text:p text:style-name="P15"/>
          </table:table-cell>
        </table:table-row>
      </table:table>
      <text:h text:style-name="P3" text:outline-level="1"><text:alphabetical-index-mark text:string-value="Índice"/><text:alphabetical-index-mark text:string-value="Índice"/><text:alphabetical-index-mark text:string-value="Índic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inherit" svg:font-family="inherit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86a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scar Mazuecos Montoro<text:tab/><text:tab/>2ºDAW<text:tab/><text:tab/>Despliegue de Aplicaciones Web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1:48:30.940000000</meta:creation-date>
    <dc:date>2019-09-18T03:27:27.211000000</dc:date>
    <meta:editing-duration>PT5S</meta:editing-duration>
    <meta:editing-cycles>1</meta:editing-cycles>
    <meta:document-statistic meta:table-count="5" meta:image-count="0" meta:object-count="0" meta:page-count="7" meta:paragraph-count="21" meta:word-count="85" meta:character-count="522" meta:non-whitespace-character-count="455"/>
    <meta:generator>LibreOffice/6.1.3.2$Windows_X86_64 LibreOffice_project/86daf60bf00efa86ad547e59e09d6bb77c699acb</meta:generator>
  </office:meta>
</office:document-meta>
</file>